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19a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2, FF 1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Typescript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. R. Wiley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28 October 1874</text:p>
      <text:p text:style-name="P4">Month<text:tab/><text:tab/><text:tab/><text:tab/><text:tab/><text:tab/>October</text:p>
      <text:p text:style-name="P4">Year<text:tab/><text:tab/><text:tab/><text:tab/><text:tab/><text:tab/>1874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/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3</text:p>
      <text:p text:style-name="P4">Number of Sheets<text:tab/><text:tab/><text:tab/><text:tab/>3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/text:p>
      <text:p text:style-name="P4">Postma<text:tab/>rk<text:tab/><text:tab/><text:tab/>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S.R.Wiley<text:tab/><text:tab/><text:tab/><text:tab/><text:tab/><text:tab/><text:tab/><text:tab/><text:tab/><text:tab/><text:tab/>Oct.28</text:span><text:span text:style-name="T2">th</text:span><text:span text:style-name="T1"> 1874./</text:span></text:p>
      <text:p text:style-name="P2"><text:span text:style-name="T1">Dear Sir,/</text:span></text:p>
      <text:p text:style-name="P2"><text:span text:style-name="T1"><text:tab/>.....I perfectly agree in the opinion that the derivation of/ names is not a valuable criterion, and that a decision based on it regard-/ing the </text:span><text:span text:style-name="T3">original language</text:span><text:span text:style-name="T4">, might be proved hasty and erroneous. <text:s/>But I am/ pleased to observe from your quotations that Le Clerc shares the views/ that I have advanced. <text:s/>He also thinks that the socalled[sic] Semitic languages/ sprung from a common source, and gradually separated. <text:s/>You may have misunder-/stood what I wrote or possibly I was at fault in my expressions, touching/ Philo. <text:s/>I revere his memory because I believe him a learned and true Israel-/ite; nevertheless I say, what men infinitely my superiors have detected, that/ he was not a Hebraist in the sense we Jews attach to that term. <text:s/>The passage/ in Genesis 10.20 may be considered a general description, prefatory as it/ were to the narrative of the confusion of tongues. <text:s/>Respecting the latter/ Julius Schaliger and Isaac Abarbanel have hit upon the same idea; thoug h[sic]/ the context does not seem to bear it out. <text:s/>I see no evidence of “the Aramaic/ being impregnated with Hebrew after the Exodus.” <text:s/>Pardon my saying that the/ burden of proof rests with yourself. <text:s/>I am open to conviction and always/ glad to learn. <text:s/>I still claim that during the Babylonish captivity the/ knowledge of the sacred tongue was lost, because idolatrous mothers prefer-/ed to train their children in their respective languages, or dialects,/ which though originally may have been one and the same, at the period of/ history we allude to, were distinct. <text:s/>Permit me to call your attention to/ the fact that the staying of Jacob's descendants in Egypt was no more than/ two centuries, and as acknowledged by our commentators, and by the Septuagint/ the four generations spoken of in the Bible commenced with the wanderings/ of the patriarchs through various lands. <text:s/>Without assigning the result to/ a miraculous interposition, we may believe that a people, inhabiting a s[sic]/ separate locality, strongly bound together by ties of blood, of faith and/</text:span></text:p>
      <text:p text:style-name="P2"><text:span text:style-name="T4"/></text:p>
      <text:p text:style-name="P2"><text:span text:style-name="T4">[Page 2]</text:span></text:p>
      <text:p text:style-name="P2"><text:span text:style-name="T4">common suffering, retained the ancestral language. <text:s/>Witness the mere effect/ of locality in the Pennsylvania Dutch enjoying perfect freedom civily[sic] and/ religiously. <text:s/>You are right of course in stating the “languages are formed/ from adventitious circumstances” and that what is very ancient in history/ an almost impenetrable darkness hides it from our vision. <text:s/>Every one tries/ to draw aside the veil, and professes that a greater insight into matters/ has been vouchsafed to him than to others, but all deal in sheer speculations/ Moses however wrote down his book in Hebrew, and millions of his enfranchised/ brethren heard it, if they all could not read it. <text:s/>You ask, how could he write/ I answer, some hold that the caste of priests in Mizraim knew the art of/ representing “the utterance of the lips” by characters. <text:s/>Others again/ contend that the Deity who inspiredthe[sic] arch prophet taught it to him, for/ weread[sic] after the battle of Amalek “Write this for a memorial in a book,/ and put it </text:span><text:span text:style-name="T3">in the hearing</text:span><text:span text:style-name="T4"> (ears) of Joshua.” <text:s/>(Possibly the latter could not/ understand writing, which circumstance necessitated the oral exposition of/ the contents.) <text:s/>Your objection derived from the fact that the Decalogue/ was tora “written by the finger of God” does not carry sufficient weight./ <text:s/>The summary of all the laws, intended to be shrined in the Holy Ark, was to/ have inspired all minds with reverential awe. <text:s/>How fitting then that they/ should be dilineated[sic] miraculously by the Supreme Intelligence. <text:s/>The theory/ that Solomon composed the Iliad is preposterous. <text:s/>Equally absurd is it to/ presume that the Greek poet drew his name from “Omar” the sayer or/ speaker. <text:s/>We know that the wildest vagaries have met with followers. <text:s/>Let/ everyone that chooses to adopt follies, hug them, I shall find no faults./ <text:s/>But I believe you too sensible to admit freaks of the mind as well sub-/stantiated facts. <text:s/>I possess sufficient evidence of your learning, and the/ very communication I am discussing attests your discernment as well as/ your erudition. <text:s/>Yet excuse my candor, “</text:span><text:span text:style-name="T3">Your personal views on the subject</text:span><text:span text:style-name="T4">/ </text:span><text:span text:style-name="T3">at issue</text:span><text:span text:style-name="T4"> are antagonistic to mine. <text:s/>Nevertheless no other proof than the/</text:span></text:p>
      <text:p text:style-name="P2"><text:span text:style-name="T4"/></text:p>
      <text:p text:style-name="P2"><text:span text:style-name="T4">[Page 3]</text:span></text:p>
      <text:p text:style-name="P2"><text:span text:style-name="T4">song of Moses, to demonstrate that the leader and his flock understood and/ spoke Hebrew, I would deem that quite enough. <text:s/>No, it is a maxim of our sages/ which I heartily endorse, that the Deity does not work miracles, unless/ natural means are inadequate to carry out His wise purpose. <text:s/>The “wonders/ wrought in the land of Ham” those upon the sea and in Marah, the glorious/ revelation on the summit of Horeb, and prophetic inspiration, were essential,/ but a miraculous imparting of a language, would have been useless, because/ the </text:span><text:span text:style-name="T3">observance of the laws</text:span><text:span text:style-name="T4"> and not the speaking of this tongue or of/ another was to distinguish the house of Israel from the day of Sinai and/ thenceforth forever. <text:s/>That now during a long and far reaching dispersion/ the Hebrew </text:span><text:span text:style-name="T3">is</text:span><text:span text:style-name="T4"> amighty[sic] link I fully grant, but when a nation in Palestine,/ it did not subserve our present object. <text:s/>The Hebrew became our fathers/ vernacular tongue, as a natural consequence of its having been inherited/ from the 70 persons who went down to Egypt. <text:s/>And if Nehemiah deprecated/ its ignorance among the rising generation, the just complain arose from/ the fear that together with the language of pagans, the worship of paganism/ would be embraced. <text:s/>I regret that the pen is not always the best exponent/ of our sentiments. <text:s/>Could we face to face exchange words we might comprehend/ each other better. <text:s/>Let me say however that as far as i[sic] can judge, your/ ideas emanate from a pious desire to magnify the dealings of the Lord/ with His chosen witnesses. <text:s/>As such I appreciate them highly, but approving/ the intention I disagree with the results of your reflections./</text:span></text:p>
      <text:p text:style-name="P2"><text:span text:style-name="T4"><text:tab/>Respectfully/</text:span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1T09:38:23</meta:creation-date>
    <dc:date>2009-05-21T10:05:36</dc:date>
    <dc:language>en-US</dc:language>
    <meta:editing-cycles>2</meta:editing-cycles>
    <meta:editing-duration>PT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69" meta:word-count="1162" meta:character-count="7202"/>
  </office:meta>
</office:document-meta>
</file>